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dows 3.0</text:p>
      <text:p text:style-name="Standard"><text:tab/>The early 1990s came with the release of the Windows 3.0 operating system. This implemented a graphical environment, and the third major release of Microsoft Windows. This was released May 22, 1990. It shortly became the first widely successful version of a Windows operating system. Windows 3.0 was written by a group of Microsoft programmers who decided to develop a protected mode Windows as an experiment. When they presented it to executives, they liked it so much that they decided to approve it as an official project. Windows 3.0 succeeded the Windows 2.1x system, and included many significant improvements in the user interface as well as technical improvements on the memory management capabilities of the Intel's 80286 and 80386 processors, which were currently being used at that time. It allowed for programs written for MS-DOS to be run within a window, which was previously only a feature that was available in limited versions of Windows previously, which made the system useable as a crude multitasking base for legacy programs. This feature was of limited use for the home market, seeing as most games and programs still required raw DOS access. There was a new version of Program Manager and File Manger, which was far more user friendly, since it split the files and programs. For the first time in Windows systems, there was an implemented Control Panel, which was modeled after the one previously in the Mac OS. This control panel made things better because it put all the system settings in one place, including control over the color scheme of the interface. Windows 3.0 includes a Protected/Enhanced mode which allows Windows applications to use more memory in a more painless manner than their DOS counterparts could. It can run in any of Real, Standard, or 386 Enhanced modes, and is compatible with any Intel processor from the 8086/8088 up to 80286 and 80386. It would try to auto detect what version to run it, but it could be overridden and told what version to run in as well. Since Windows 3.0 runs in 16-bit 286 protected mode and not 32-bit 386 protected mode, applications must still work with 64k memory segments like in DOS although 32-bit instructions may be contained in the code. Because of this, Windows 3.0 can only access 16MB total of RAM even on 386 CPUs which have the theoretical capability of utilizing 4GB. This was the first version of Windows to run Windows programs in protected mode, although the 386 enhanced mode kernel was an enhanced version of the protected mode kernel for Windows/286. It was the last version of Windows to advertise 100% compatibility with older Windows applications, only applying to real mode.</text:p>
      <text:p text:style-name="Standard"><text:tab/>There were three different memory modes for Windows 3.0, as previously suggested. These are Real, Standard, and 386 Enhanced modes. The Real mode was intended for older computers. Standard mode was intended for computers with an 80286 processor, and corresponded to its protected mode. 386 Enhanced was intended for newer computers with an Intel 80386 processor or above, and corresponded to its protected mode and virtual 8086 mode. For native Windows applications, this mode was not very different from Standard mode, although rudimentary support for 32-bit memory access was provided (more on this later). The big improvement was support for multiple DOS boxes and virtual device drivers (VxDs, usually files with a .386 extension). Virtual device drivers were 32-bit modules, notoriously difficult to write and correspondingly prone to crashes, used to extend the functionality of Windows and DOS in many ways. </text:p>
      <text:p text:style-name="P1">Linux</text:p>
      <text:p text:style-name="P2"><text:tab/>Linux was one of the first open source operating systems available. In April 1991, a Finnish computer scientist started working on some simple ideas for an operating system. He used a task switcher in Intel 80386 assembly language and a terminal driver. Later that year, in August, he made a post on a newsgroup about his intentions with the operating system. It struck the eye of many and to this day, thousands of programmers have contributed in some way to the most recent versions of the operating system. It was a Unix-like operating system kernel. The Linux kernel handles process control, networking, and peripheral and file system access. In 1991, there were multiple versions implemented, each having a new feature that the previous did not. It originally had been ported with bash, wish was a Unix shell, as well as gcc, which was a compiler system that supports various <text:soft-page-break/>programming languages, although originally it only handled c programming language. It was then expanded to compile c++ in 1987, so by the time Linux was being created, he used it for compiling. Linux has three primary components, kernel, system library, and system utility. Kernel is the core part of Linux. It is responsible for all major activities of this operating system. It consists of various modules and it interacts directly with the underlying hardware. Kernel provides the required abstraction to hide low level hardware details to system or application programs. System libraries are special functions or programs, which use application programs or system utilities to access Kernel's features. These libraries implement most of the functionality of the operating system and do not require the kernel module's code access rights. System utility programs are responsible to do specialized, individual level tasks.</text:p>
      <text:p text:style-name="P1">Mac OS (System 7)</text:p>
      <text:p text:style-name="P1"><text:tab/><text:span text:style-name="T1">On May 13, 1991, System 7 was released. This was a major upgrade to the previous Mac OS, adding a user interface overhaul, new applications, stability improvements and many new features. One of the most significant features of System 7 was virtual memory support, which previously was only available as a third-party add-on. This system moved to a 32-bit memory addressing, which was necessary for the ever-increasing amounts of RAM available to the CPUs that were used in the systems at that time. This process involved making all of the routines in the OS code use the full 32-bits of a pointer as an address, instead of using the upper 8 bits as flags, which was previously how the systems were set up. The memory control panel contained a switch to disable this feature, which allowed for older applications to be run. Another important feature that was added was built-in co-operative multitasking. This system introduced AppleScript, which was a scripting language for automating tasks on the system. This system also allowed for the previous Trash folder, which in System 6 got dumped every time the system was restarted, to be saved until the user chose the “Empty Trash” command.</text:span></text:p>
      <text:p text:style-name="P1">Solaris 2.0</text:p>
      <text:p text:style-name="P1"><text:tab/><text:span text:style-name="T1">In 1992, there was the release of the Solaris 2.0 operating system. This system, which was originally intended to be named SunOS 5, was another Unix-like operating system. It got its name changed from SunOS 5 to Solaris 2.0 because it incorporated previous versions of SunOS, as well as a new OpenWindows GUI and open network computing functionality. Solaris used a common code base for the platforms it supported, which were SPARC and i86pc. This operating system soon gained a reputation for being known for being well-suited to symmetric processing, which is supporting a large number of CPUs at any given time. Previous Sun systems used BSD, but this new system used a different UNIX system, System V Release 4, or known as SVR4. SVR4 was better for multiuser systems, where as it's rival, BSD, was had dominance over desktop workstations. SVR4 played a dominant role in the implementation of Solaris 2.0. SVR4, competitor to the oh so popular BSD at that time, was similar, but different. It supported the same TCP/IP protocols, sockets, UFS, as well as for multiple groups, and a C shell. With these features from BSD, it expanded and added more features that made the system better in mutliuser systems.</text:span></text:p>
      <text:p text:style-name="P1">Windows NT 3.1</text:p>
      <text:p text:style-name="Standard"><text:span text:style-name="T1"><text:tab/>Windows NT 3.1 was a 32-bit operating systems developed by Microsoft, and was released July 27, 1993. Windows NT 3.1 was originally intended to be a rewrite of the OS/2 operating system that Microsoft and IBM had co-developed. With the successful release of Windows 3.0, however, there was a pushed towards Windows-like architecture, and the partnership was discontinued. </text:span>In August 1990, as a response to the popularity of Windows 3.0, the NT OS/2 team decided to re-work the operating system to use an extended 32-bit port of the Windows API known as Win32. Win32 maintained the familiar structure of the 16-bit APIs used by Windows, which would allow developers to easily adapt their software for the new platform while maintaining a level of compatibility with existing software for Windows. With the shift to a Windows-like architecture, the operating system's shell was also changed from a Presentation Manager to Windows' Program Manager. In March 1992, Microsoft also released Win32s, which would allow Windows 3.1 to have partial compatibility with Windows NT <text:soft-page-break/>programs for the purposes of developing software optimized for the platform. Win32s is a 32-bit application runtime environment for the Microsoft Windows 3.1 and 3.11 operating systems. It allowed some 32-bit applications to run on the 16-bit operating system using call thunks.</text:p>
      <text:p text:style-name="Standard"><text:tab/>There were three main goals for the Windows NT system. The first was to make things very portable. Previous operating systems were strongly tied to one architecture, which they did not want. They wanted to be able to implement this operating system on multiple architectures. To do this, they had the system core written in C programming language. The graphical systems were all written in C++, and only parts of the system which required direct hardware access and performance critical functions were written in assembly language. These parts were isolated so that they could easily be rewritten when porting the operating system to a new architecture. The second gold that they wanted it to be reliable. By this, I mean they didn't want it to crash due to a faulty application or faulty hardware. This way, more people would trust the system, which makes the operating system more appealing for critical applications. To do this, the operating system was built so that the applications were separate from the system core, and could not access it directly. The kernel was designed as a microkernel and components of the core were to run atop the kernel in a <text:s/>modular fashion. Reliability also tied into security, which meant they didn't want the system to be vulnerable to external attacks. They had each person with their own account which was assigned specific rights by the administrator, this way users could be prevented from accessing confidential documents. A virtual memory management was designed to block attacks by malware and prevent users from accessing foreign areas of memory. The third and final goal was to make the operating system personal. This meant that they wanted their operating system to be able to run applications that were intended for other operating systems, these such operating systems included Windows, MS-DOS and OS/2, which was a similar idea that they took off of the Mach kernel. This system was designed as a networking operating system, which was a market previously lead by Novell, with it's NetWare product. With this operating system, Microsoft hoped to get their foot into the networking operating system market.</text:p>
      <text:p text:style-name="Standard"><text:tab/>The architecture of Windows NT takes some ideas of the client-server model, like the modular structure and the communication between the modules. System resources like memory, files or devices are viewed as objects by the operating system, which are all accessed in the same way through handles and which can in this way be secured against unauthorized access. The operating system was designed for multiprocessor systems, which meant it supported preemptive multitasking. This meant that it could make use of threads to run multiple processes in parallel. The inter-process communication in Windows NT 3.1 is designed around networks; two newly introduced functions, Remote Procedure Call and Network DDE, an extension of Dynamic Data Exchange, facilitate the access and data exchange between processes running on different computers inside a network. It was designed to combine elements of a monolithic kernel and a micro kernel. The hardware abstract layer represents a lowermost layer and isolates the operating system from the underlying hardware to make it easy to port the operating system to other platforms. This kernel that ran on top had only very basic functions, like interrupt management and processor synchronization. All other functions of the operating system core are handled by modules, which operate independently from one another and can be swapped without affecting the rest of the operating system. Above the operating system core are subsystems. There are two types of subsystems, integral subsystems, which perform important operating system functions, and environment subsystem, which exposes the operating system functions to applications via application programming interfaces. The 32-bit subsystem contains all of the output functions, including the Graphics Device Interface. This means that all other subsystems have to call the 32-bit subsystem to be able to output text or graphics. Other subsystems supports compatibility of applications, such as command-line based OS/2 1.x applications.</text:p>
      <text:p text:style-name="P1">Windows 95</text:p>
      <text:p text:style-name="P2"><text:tab/>Windows 95 was released August 24, 1995 by Microsoft. It was designed to be maximally compatible with existing MS-DOS and 16-bit Windows programs and device drivers, while offering a <text:soft-page-break/>more stable and better performing system. The lowest level of the operating system consists of a large number of virtual device drivers running in 32-bit protected mode and one or more virtual DOS machines running in virtual 8086 mode. The virtual device drivers are responsible for handling physical devices, such as video and network cards, emulating virtual devices used by the virtual machine, or providing various system services. The system has three main, and important virtual device drivers, these are: Virtual Machine Manager, Configuration Manager and Installable File System Manager. The virtual machine manager is responsible for memory management, event handling, interrupt handling, loading and initializing device drivers, creating new virtual machines and thread scheduling. The configuration manager is responsible for implementing Plug and Play functionality, monitoring hardware configuration changes, detecting devices using bus enumerators, and allocating I/O ports, IRQs, DMA channels, and memory in a conflict free fashion. The installable file system manager coordinates access to supported file systems, initially shipped with support for FAT12, FAT16, VFAT extension, ISO 9660 and network re-directors. 32-bit Windows programs are assigned to their own memory segments, which can be adjusted to any size the user wishes. Memory area outside the segment cannot be accessed by a program, that way if they crash, they do not harm anything else. The Win32 API is implemented by three modules, each consisting of a 16-bit and a 32-bit component, these are Kernel, User, and Graphics Device Interface (GDI). The kernel provides high level access to memory and process management, and access to the file system. The user is responsible for managing and drawing various user interface components, such as windows, menus and buttons. The GDI is responsible for drawing graphics in a device-independent w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22:09:29.63</meta:creation-date>
    <dc:date>2014-03-13T16:45:49.43</dc:date>
    <meta:editing-duration>PT18H20M14S</meta:editing-duration>
    <meta:editing-cycles>118</meta:editing-cycles>
    <meta:generator>OpenOffice.org/3.4.1$Win32 OpenOffice.org_project/341m1$Build-9593</meta:generator>
    <meta:document-statistic meta:table-count="0" meta:image-count="0" meta:object-count="0" meta:page-count="4" meta:paragraph-count="15" meta:word-count="2481" meta:character-count="15501"/>
  </office:meta>
</office:document-meta>
</file>